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Brush Script Std" svg:font-family="'Brush Script Std'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.5008in" fo:margin-right="0.172in" fo:margin-top="0.1472in" fo:margin-bottom="0in" fo:line-height="107%" fo:text-align="center" style:justify-single-word="false" fo:text-indent="-0.2508in" style:auto-text-indent="false">
        <style:tab-stops>
          <style:tab-stop style:position="0.5008in"/>
          <style:tab-stop style:position="0.5016in"/>
        </style:tab-stops>
      </style:paragraph-properties>
      <style:text-properties fo:font-size="16pt" style:font-size-asian="16pt" style:font-size-complex="16pt"/>
    </style:style>
    <style:style style:name="P2" style:family="paragraph" style:parent-style-name="List_20_Paragraph">
      <style:paragraph-properties fo:margin-left="0.5008in" fo:margin-right="0.172in" fo:margin-top="0.1472in" fo:margin-bottom="0in" fo:line-height="107%" fo:text-align="center" style:justify-single-word="false" fo:text-indent="-0.2508in" style:auto-text-indent="false">
        <style:tab-stops>
          <style:tab-stop style:position="0.5008in"/>
          <style:tab-stop style:position="0.5016in"/>
        </style:tab-stops>
      </style:paragraph-properties>
      <style:text-properties style:text-line-through-style="none" style:font-name="Brush Script Std" fo:font-size="9.5pt" fo:letter-spacing="0.0417in" style:font-size-asian="9.5pt" style:font-size-complex="16pt" style:text-overline-style="none" style:text-overline-color="font-color"/>
    </style:style>
    <style:style style:name="P3" style:family="paragraph" style:parent-style-name="Header">
      <style:paragraph-properties fo:text-align="end" style:justify-single-word="false"/>
      <style:text-properties style:font-name="Brush Script Std"/>
    </style:style>
    <style:style style:name="P4" style:family="paragraph" style:parent-style-name="Footer">
      <style:paragraph-properties fo:text-align="center" style:justify-single-word="false"/>
      <style:text-properties style:font-name="Brush Script Std"/>
    </style:style>
    <style:style style:name="P5" style:family="paragraph" style:parent-style-name="Standard" style:list-style-name="L1">
      <style:paragraph-properties fo:margin-top="0.15in" fo:margin-bottom="1in" fo:line-height="200%" fo:text-align="center" style:justify-single-word="false">
        <style:tab-stops>
          <style:tab-stop style:position="0.5799in"/>
          <style:tab-stop style:position="0.5807in"/>
        </style:tab-stops>
      </style:paragraph-properties>
      <style:text-properties style:text-line-through-style="none" style:font-name="Brush Script Std" fo:font-size="9.5pt" fo:letter-spacing="0.0417in" style:font-size-asian="9.5pt" style:font-size-complex="16pt" style:text-overline-style="none" style:text-overline-color="font-color"/>
    </style:style>
    <style:style style:name="P6" style:family="paragraph" style:parent-style-name="Standard" style:list-style-name="L1">
      <style:paragraph-properties fo:margin-top="0.15in" fo:margin-bottom="1in" fo:line-height="200%" fo:text-align="center" style:justify-single-word="false">
        <style:tab-stops>
          <style:tab-stop style:position="0.5799in"/>
          <style:tab-stop style:position="0.5807in"/>
        </style:tab-stops>
      </style:paragraph-properties>
      <style:text-properties style:font-name="Brush Script Std"/>
    </style:style>
    <style:style style:name="P7" style:family="paragraph" style:parent-style-name="Standard" style:list-style-name="L1" style:master-page-name="">
      <style:paragraph-properties fo:margin-top="0.15in" fo:margin-bottom="1in" fo:line-height="200%" fo:text-align="center" style:justify-single-word="false" style:page-number="auto">
        <style:tab-stops>
          <style:tab-stop style:position="0.5799in"/>
          <style:tab-stop style:position="0.5807in"/>
        </style:tab-stops>
      </style:paragraph-properties>
      <style:text-properties style:font-name="Brush Script Std"/>
    </style:style>
    <style:style style:name="P8" style:family="paragraph" style:parent-style-name="Standard" style:list-style-name="L1" style:master-page-name="">
      <style:paragraph-properties fo:margin-left="1in" fo:margin-right="0in" fo:margin-top="0.15in" fo:margin-bottom="1in" fo:line-height="200%" fo:text-align="center" style:justify-single-word="false" fo:text-indent="0in" style:auto-text-indent="false" style:page-number="auto">
        <style:tab-stops>
          <style:tab-stop style:position="0.5799in"/>
          <style:tab-stop style:position="0.5807in"/>
        </style:tab-stops>
        <style:drop-cap style:lines="2"/>
      </style:paragraph-properties>
      <style:text-properties style:font-name="Brush Script Std"/>
    </style:style>
    <style:style style:name="T1" style:family="text">
      <style:text-properties fo:font-size="9.5pt" fo:letter-spacing="0.0417in" style:font-size-asian="9.5pt"/>
    </style:style>
    <style:style style:name="T2" style:family="text">
      <style:text-properties style:text-line-through-style="solid" fo:font-size="9.5pt" fo:letter-spacing="0.0417in" style:font-size-asian="9.5pt"/>
    </style:style>
    <style:style style:name="T3" style:family="text">
      <style:text-properties style:text-line-through-style="solid" style:font-name="Brush Script Std" fo:font-size="9.5pt" fo:letter-spacing="0.0417in" style:font-size-asian="9.5pt"/>
    </style:style>
    <style:style style:name="T4" style:family="text">
      <style:text-properties style:text-line-through-style="none" fo:font-size="9.5pt" fo:letter-spacing="0.0417in" style:font-size-asian="9.5pt" style:font-size-complex="16pt" style:text-overline-style="none" style:text-overline-color="font-color"/>
    </style:style>
    <style:style style:name="T5" style:family="text">
      <style:text-properties style:text-line-through-style="none" fo:font-size="9.5pt" fo:letter-spacing="-0.0083in" style:font-size-asian="9.5pt" style:font-size-complex="16pt" style:text-overline-style="none" style:text-overline-color="font-color"/>
    </style:style>
    <style:style style:name="T6" style:family="text">
      <style:text-properties style:text-line-through-style="none" fo:font-size="9.5pt" fo:letter-spacing="-0.0016in" style:font-size-asian="9.5pt" style:font-size-complex="16pt" style:text-overline-style="none" style:text-overline-color="font-color"/>
    </style:style>
    <style:style style:name="T7" style:family="text">
      <style:text-properties style:text-line-through-style="none" fo:font-size="9.5pt" fo:letter-spacing="-0.0043in" style:font-size-asian="9.5pt" style:font-size-complex="16pt" style:text-overline-style="none" style:text-overline-color="font-color"/>
    </style:style>
    <style:style style:name="T8" style:family="text">
      <style:text-properties style:text-line-through-style="none" fo:font-size="9.5pt" fo:letter-spacing="-0.0008in" style:font-size-asian="9.5pt" style:font-size-complex="16pt" style:text-overline-style="none" style:text-overline-color="font-color"/>
    </style:style>
    <style:style style:name="T9" style:family="text">
      <style:text-properties style:text-line-through-style="none" fo:font-size="9.5pt" fo:letter-spacing="-0.002in" style:font-size-asian="9.5pt" style:font-size-complex="16pt" style:text-overline-style="none" style:text-overline-color="font-color"/>
    </style:style>
    <style:style style:name="T10" style:family="text">
      <style:text-properties style:text-line-through-style="none" fo:font-size="9.5pt" fo:letter-spacing="-0.0075in" style:font-size-asian="9.5pt" style:font-size-complex="16pt" style:text-overline-style="none" style:text-overline-color="font-color"/>
    </style:style>
    <style:style style:name="T11" style:family="text">
      <style:text-properties style:text-line-through-style="none" fo:font-size="9.5pt" fo:letter-spacing="-0.0028in" style:font-size-asian="9.5pt" style:font-size-complex="16pt" style:text-overline-style="none" style:text-overline-color="font-color"/>
    </style:style>
    <style:style style:name="T12" style:family="text">
      <style:text-properties style:text-line-through-style="none" fo:font-size="9.5pt" fo:letter-spacing="-0.0047in" style:font-size-asian="9.5pt" style:font-size-complex="16pt" style:text-overline-style="none" style:text-overline-color="font-color"/>
    </style:style>
    <style:style style:name="T13" style:family="text">
      <style:text-properties style:font-name="Brush Script Std" fo:font-size="9.5pt" fo:letter-spacing="0.0417in" style:font-size-asian="9.5pt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231451754@fccollege.edu.pk?subject=This%20is%20my%20university%20email%20address" office:name="Afrooz" text:style-name="Internet_20_link" text:visited-style-name="Visited_20_Internet_20_Link"><text:span text:style-name="T13">Computer</text:span></text:a><text:span text:style-name="T13"> security basically is the protection of computer systems and information from harm, theft, and unauthorized use. </text:span><text:span text:style-name="T3">It is the process of preventing and detecting unauthorized use of your computer system</text:span></text:p>
      <text:p text:style-name="P2">Afrooz (231451754)</text:p>
      <text:list xml:id="list4608806520727877558" text:style-name="L1">
        <text:list-header>
          <text:p text:style-name="P7"><text:span text:style-name="T4">A</text:span><text:span text:style-name="T5"> </text:span><text:span text:style-name="T4">wiki</text:span><text:span text:style-name="T6"> </text:span><text:span text:style-name="T4">is</text:span><text:span text:style-name="T6"> </text:span><text:span text:style-name="T4">usually</text:span><text:span text:style-name="T7"> </text:span><text:span text:style-name="T4">a</text:span><text:span text:style-name="T8"> </text:span><text:span text:style-name="T4">web</text:span><text:span text:style-name="T8"> </text:span><text:span text:style-name="T4">application</text:span><text:span text:style-name="T8"> </text:span><text:span text:style-name="T4">which</text:span><text:span text:style-name="T9"> </text:span><text:span text:style-name="T4">allows</text:span><text:span text:style-name="T8"> </text:span><text:span text:style-name="T4">people</text:span><text:span text:style-name="T9"> </text:span><text:span text:style-name="T4">to</text:span><text:span text:style-name="T8"> </text:span><text:span text:style-name="T4">add, </text:span><text:span text:style-name="T9">modify, </text:span><text:span text:style-name="T4">or delete content in collaboration with others. </text:span><text:span text:style-name="T7">Text </text:span><text:span text:style-name="T4">is usually written using a simplified markup language or a rich-text editor.</text:span></text:p>
        </text:list-header>
        <text:list-item>
          <text:p text:style-name="P6"><text:span text:style-name="T4">A</text:span><text:span text:style-name="T10"> </text:span><text:span text:style-name="T4">computer</text:span><text:span text:style-name="T9"> </text:span><text:span text:style-name="T4">is</text:span><text:span text:style-name="T6"> </text:span><text:span text:style-name="T4">a</text:span><text:span text:style-name="T6"> </text:span><text:span text:style-name="T4">general</text:span><text:span text:style-name="T6"> </text:span><text:span text:style-name="T4">purpose</text:span><text:span text:style-name="T8"> </text:span><text:span text:style-name="T4">device that</text:span><text:span text:style-name="T11"> </text:span><text:span text:style-name="T4">can</text:span><text:span text:style-name="T9"> </text:span><text:span text:style-name="T4">be</text:span><text:span text:style-name="T6"> </text:span><text:span text:style-name="T4">programmed to carry out a set of arithmetic or logical operations.</text:span></text:p>
        </text:list-item>
        <text:list-item>
          <text:p text:style-name="P5">Alan Turing is widely regarded as the father of modern computer science.</text:p>
          <text:p text:style-name="P8"><text:span text:style-name="T4">The secret British Colossus computers (1943), which had limited</text:span><text:span text:style-name="T11"> </text:span><text:span text:style-name="T4">programmability</text:span><text:span text:style-name="T12"> </text:span><text:span text:style-name="T4">but</text:span><text:span text:style-name="T9"> </text:span><text:span text:style-name="T4">demonstrated</text:span><text:span text:style-name="T9"> </text:span><text:span text:style-name="T4">that</text:span><text:span text:style-name="T9"> </text:span><text:span text:style-name="T4">a</text:span><text:span text:style-name="T6"> </text:span><text:span text:style-name="T4">device</text:span><text:span text:style-name="T6"> </text:span><text:span text:style-name="T4">using</text:span><text:span text:style-name="T11"> </text:span><text:span text:style-name="T4">thousands</text:span><text:span text:style-name="T6"> </text:span><text:span text:style-name="T4">of</text:span><text:span text:style-name="T8"> </text:span><text:span text:style-name="T4">tubes</text:span><text:span text:style-name="T9"> </text:span><text:span text:style-name="T4">could</text:span><text:span text:style-name="T6"> </text:span><text:span text:style-name="T4">be</text:span><text:span text:style-name="T11"> </text:span><text:span text:style-name="T4">reasonably</text:span><text:span text:style-name="T11"> </text:span><text:span text:style-name="T4">reliable and electronically re-programmable. It was used for breaking German wartime cod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Brush Script Std" svg:font-family="'Brush Script Std'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016in" fo:margin-right="0in" fo:margin-top="0.0016in" fo:margin-bottom="0in" fo:text-indent="-0.2508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126in" style:type="center"/>
          <style:tab-stop style:position="6.8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5in" style:type="center"/>
          <style:tab-stop style:position="6.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Brush Script Std"/>
    </style:style>
    <style:style style:name="MP2" style:family="paragraph" style:parent-style-name="Footer">
      <style:paragraph-properties fo:text-align="center" style:justify-single-word="false"/>
      <style:text-properties style:font-name="Brush Script Std"/>
    </style:style>
    <style:page-layout style:name="Mpm1">
      <style:page-layout-properties fo:page-width="8.4in" fo:page-height="14in" style:num-format="1" style:print-orientation="landscape" fo:margin-top="0.5in" fo:margin-bottom="1in" fo:margin-left="1in" fo:margin-right="0.5in" style:shadow="none" fo:background-color="transparent" style:writing-mode="lr-tb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Afrooz </text:p>
      </style:header>
      <style:footer>
        <text:p text:style-name="MP2">23145175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im Sohail</meta:initial-creator>
    <meta:creation-date>2021-05-22T22:13:01</meta:creation-date>
    <dc:date>2021-05-23T01:08:02</dc:date>
    <dc:creator>Saim Sohail</dc:creator>
    <meta:editing-duration>PT2H12M4S</meta:editing-duration>
    <meta:editing-cycles>8</meta:editing-cycles>
    <meta:generator>OpenOffice/4.1.8$Unix OpenOffice.org_project/418m3$Build-9803</meta:generator>
    <meta:document-statistic meta:table-count="0" meta:image-count="0" meta:object-count="0" meta:page-count="1" meta:paragraph-count="8" meta:word-count="139" meta:character-count="883"/>
  </office:meta>
</office:document-meta>
</file>